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Code" style:master-page-name="">
      <style:paragraph-properties style:page-number="auto" style:shadow="none" fo:keep-with-next="always"/>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_20_Contents">
      <style:text-properties fo:font-style="italic" fo:background-color="transparent" style:font-style-asian="italic" style:font-style-complex="italic"/>
    </style:style>
    <style:style style:name="P14" style:family="paragraph" style:parent-style-name="Table_20_Contents">
      <style:text-properties fo:font-style="normal" fo:background-color="transparent" style:font-style-asian="normal" style:font-style-complex="normal"/>
    </style:style>
    <style:style style:name="P15" style:family="paragraph" style:parent-style-name="Table">
      <style:paragraph-properties fo:text-align="center" style:justify-single-word="false"/>
    </style:style>
    <style:style style:name="P16" style:family="paragraph" style:parent-style-name="Table">
      <style:paragraph-properties fo:text-align="start" style:justify-single-word="false"/>
      <style:text-properties fo:font-style="normal" style:font-style-asian="normal" style:font-style-complex="normal"/>
    </style:style>
    <style:style style:name="P17" style:family="paragraph" style:parent-style-name="Table">
      <style:paragraph-properties fo:text-align="center" style:justify-single-word="false"/>
      <style:text-properties fo:font-weight="normal" style:font-weight-asian="normal"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style:tab-stops>
          <style:tab-stop style:position="0.45cm"/>
        </style:tab-stops>
      </style:paragraph-properties>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3" style:family="paragraph" style:parent-style-name="Text_20_body">
      <style:paragraph-properties fo:text-align="start" style:justify-single-word="false"/>
      <style:text-properties fo:font-size="12pt" style:font-size-asian="12pt" style:font-size-complex="12pt"/>
    </style:style>
    <style:style style:name="P24" style:family="paragraph" style:parent-style-name="Text_20_body">
      <style:paragraph-properties fo:text-align="start" style:justify-single-word="false"/>
      <style:text-properties fo:font-size="12pt" fo:language="en" fo:country="GB" style:font-size-asian="12pt" style:font-size-complex="12pt"/>
    </style:style>
    <style:style style:name="P25"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7"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8"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9" style:family="paragraph" style:parent-style-name="Text_20_body">
      <style:text-properties fo:background-color="transparent"/>
    </style:style>
    <style:style style:name="P30" style:family="paragraph" style:parent-style-name="Text_20_body">
      <style:text-properties fo:font-weight="bold" style:font-weight-asian="bold" style:font-weight-complex="bold"/>
    </style:style>
    <style:style style:name="P31" style:family="paragraph" style:parent-style-name="Text_20_body">
      <style:paragraph-properties fo:keep-with-next="always"/>
    </style:style>
    <style:style style:name="P32" style:family="paragraph" style:parent-style-name="Code">
      <style:paragraph-properties fo:keep-together="always" fo:keep-with-next="always"/>
    </style:style>
    <style:style style:name="P33" style:family="paragraph" style:parent-style-name="Table_20_Contents">
      <style:paragraph-properties fo:keep-with-next="always"/>
      <style:text-properties fo:background-color="transparent"/>
    </style:style>
    <style:style style:name="P34" style:family="paragraph" style:parent-style-name="Table_20_Contents">
      <style:paragraph-properties fo:keep-with-next="always"/>
      <style:text-properties fo:font-weight="bold" style:font-weight-asian="bold" style:font-weight-complex="bold"/>
    </style:style>
    <style:style style:name="P35" style:family="paragraph" style:parent-style-name="Text_20_body">
      <style:paragraph-properties fo:padding="0.049cm" fo:border="0.002cm solid #000000" style:shadow="none"/>
    </style:style>
    <style:style style:name="P36"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7" style:family="paragraph" style:parent-style-name="Code">
      <style:paragraph-properties fo:text-align="start" style:justify-single-word="false"/>
      <style:text-properties fo:font-style="normal" style:font-style-asian="normal" style:font-style-complex="normal"/>
    </style:style>
    <style:style style:name="P38" style:family="paragraph" style:parent-style-name="Code">
      <style:text-properties fo:background-color="transparent"/>
    </style:style>
    <style:style style:name="P39" style:family="paragraph" style:parent-style-name="Code">
      <style:text-properties fo:font-weight="normal" style:font-weight-asian="normal" style:font-weight-complex="normal"/>
    </style:style>
    <style:style style:name="P40" style:family="paragraph" style:parent-style-name="Heading_20_4">
      <style:paragraph-properties fo:text-align="start" style:justify-single-word="false"/>
    </style:style>
    <style:style style:name="P41" style:family="paragraph" style:parent-style-name="Preformatted_20_Text">
      <style:paragraph-properties fo:margin-top="0cm" fo:margin-bottom="0.499cm"/>
    </style:style>
    <style:style style:name="P42" style:family="paragraph" style:parent-style-name="Standard">
      <style:text-properties fo:background-color="transparent"/>
    </style:style>
    <style:style style:name="P43" style:family="paragraph" style:parent-style-name="Code">
      <style:paragraph-properties style:shadow="none"/>
    </style:style>
    <style:style style:name="P44" style:family="paragraph" style:parent-style-name="Code">
      <style:paragraph-properties style:shadow="none" fo:keep-with-next="always"/>
    </style:style>
    <style:style style:name="P45" style:family="paragraph" style:parent-style-name="Text_20_body">
      <style:paragraph-properties fo:background-color="transparent" fo:padding="0cm" fo:border="none" style:shadow="none">
        <style:background-image/>
      </style:paragraph-properties>
    </style:style>
    <style:style style:name="P46" style:family="paragraph" style:parent-style-name="Text_20_body">
      <style:paragraph-properties fo:background-color="transparent">
        <style:background-image/>
      </style:paragraph-properties>
      <style:text-properties fo:background-color="transparent"/>
    </style:style>
    <style:style style:name="P47" style:family="paragraph" style:parent-style-name="Contents_20_2">
      <style:paragraph-properties>
        <style:tab-stops>
          <style:tab-stop style:position="16.499cm" style:type="right" style:leader-style="dotted" style:leader-text="."/>
        </style:tab-stops>
      </style:paragraph-properties>
    </style:style>
    <style:style style:name="P48" style:family="paragraph" style:parent-style-name="Contents_20_1">
      <style:paragraph-properties>
        <style:tab-stops>
          <style:tab-stop style:position="16.999cm" style:type="right" style:leader-style="dotted" style:leader-text="."/>
        </style:tab-stops>
      </style:paragraph-properties>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2">
      <style:text-properties fo:font-weight="bold" style:font-weight-asian="bold" style:font-weight-complex="bold"/>
    </style:style>
    <style:style style:name="P52" style:family="paragraph" style:parent-style-name="Text_20_body" style:list-style-name="L2">
      <style:text-properties fo:font-weight="normal" style:font-weight-asian="normal" style:font-weight-complex="normal"/>
    </style:style>
    <style:style style:name="P53" style:family="paragraph" style:parent-style-name="Text_20_body" style:list-style-name="L16">
      <style:text-properties fo:font-weight="normal" style:font-weight-asian="normal" style:font-weight-complex="normal"/>
    </style:style>
    <style:style style:name="P54" style:family="paragraph" style:parent-style-name="Text_20_body" style:list-style-name="L25">
      <style:text-properties fo:font-weight="normal" style:font-weight-asian="normal" style:font-weight-complex="normal"/>
    </style:style>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6"/>
    <style:style style:name="P59" style:family="paragraph" style:parent-style-name="Text_20_body" style:list-style-name="L7"/>
    <style:style style:name="P60" style:family="paragraph" style:parent-style-name="Text_20_body" style:list-style-name="L8"/>
    <style:style style:name="P61" style:family="paragraph" style:parent-style-name="Text_20_body" style:list-style-name="L9">
      <style:paragraph-properties>
        <style:tab-stops>
          <style:tab-stop style:position="0.45cm"/>
        </style:tab-stops>
      </style:paragraph-properties>
    </style:style>
    <style:style style:name="P62" style:family="paragraph" style:parent-style-name="Text_20_body" style:list-style-name="L10"/>
    <style:style style:name="P63" style:family="paragraph" style:parent-style-name="Text_20_body" style:list-style-name="L11"/>
    <style:style style:name="P64" style:family="paragraph" style:parent-style-name="Text_20_body" style:list-style-name="L12"/>
    <style:style style:name="P65" style:family="paragraph" style:parent-style-name="Text_20_body" style:list-style-name="L13"/>
    <style:style style:name="P66" style:family="paragraph" style:parent-style-name="Text_20_body" style:list-style-name="L14"/>
    <style:style style:name="P67" style:family="paragraph" style:parent-style-name="Text_20_body" style:list-style-name="L15"/>
    <style:style style:name="P68" style:family="paragraph" style:parent-style-name="Text_20_body" style:list-style-name="L17"/>
    <style:style style:name="P69" style:family="paragraph" style:parent-style-name="Text_20_body" style:list-style-name="L18"/>
    <style:style style:name="P70" style:family="paragraph" style:parent-style-name="Text_20_body" style:list-style-name="L19"/>
    <style:style style:name="P71" style:family="paragraph" style:parent-style-name="Text_20_body" style:list-style-name="L20"/>
    <style:style style:name="P72" style:family="paragraph" style:parent-style-name="Text_20_body" style:list-style-name="L21"/>
    <style:style style:name="P73" style:family="paragraph" style:parent-style-name="Text_20_body" style:list-style-name="L22">
      <style:paragraph-properties fo:text-align="start" style:justify-single-word="false"/>
    </style:style>
    <style:style style:name="P74" style:family="paragraph" style:parent-style-name="Text_20_body" style:list-style-name="L23"/>
    <style:style style:name="P75" style:family="paragraph" style:parent-style-name="Text_20_body" style:list-style-name="L24"/>
    <style:style style:name="P76" style:family="paragraph" style:parent-style-name="Text_20_body" style:list-style-name="L26"/>
    <style:style style:name="P77" style:family="paragraph" style:parent-style-name="Text_20_body" style:list-style-name="L28"/>
    <style:style style:name="P78" style:family="paragraph" style:parent-style-name="Text_20_body" style:list-style-name="L11" style:master-page-name="">
      <style:paragraph-properties fo:margin-top="0cm" fo:margin-bottom="0cm" style:page-number="auto"/>
    </style:style>
    <style:style style:name="P79" style:family="paragraph" style:parent-style-name="Text_20_body" style:list-style-name="L18" style:master-page-name="">
      <style:paragraph-properties fo:margin-top="0cm" fo:margin-bottom="0cm" style:page-number="auto"/>
    </style:style>
    <style:style style:name="P80" style:family="paragraph" style:parent-style-name="Text_20_body" style:list-style-name="L20" style:master-page-name="">
      <style:paragraph-properties fo:margin-top="0cm" fo:margin-bottom="0cm" style:page-number="auto"/>
    </style:style>
    <style:style style:name="P81" style:family="paragraph" style:parent-style-name="Text_20_body" style:list-style-name="L11">
      <style:paragraph-properties fo:margin-top="0cm" fo:margin-bottom="0cm"/>
    </style:style>
    <style:style style:name="P82" style:family="paragraph" style:parent-style-name="Text_20_body" style:list-style-name="L13">
      <style:paragraph-properties fo:margin-top="0cm" fo:margin-bottom="0cm"/>
    </style:style>
    <style:style style:name="P83" style:family="paragraph" style:parent-style-name="Text_20_body" style:list-style-name="L18">
      <style:paragraph-properties fo:margin-top="0cm" fo:margin-bottom="0cm"/>
    </style:style>
    <style:style style:name="P84" style:family="paragraph" style:parent-style-name="Text_20_body" style:list-style-name="L19">
      <style:paragraph-properties fo:margin-top="0cm" fo:margin-bottom="0cm"/>
    </style:style>
    <style:style style:name="P85" style:family="paragraph" style:parent-style-name="Text_20_body" style:list-style-name="L20">
      <style:paragraph-properties fo:margin-top="0cm" fo:margin-bottom="0cm"/>
    </style:style>
    <style:style style:name="P86" style:family="paragraph" style:parent-style-name="Text_20_body" style:list-style-name="L26">
      <style:paragraph-properties fo:margin-top="0cm" fo:margin-bottom="0cm"/>
    </style:style>
    <style:style style:name="P87" style:family="paragraph" style:parent-style-name="Text_20_body" style:list-style-name="L28">
      <style:paragraph-properties fo:margin-top="0cm" fo:margin-bottom="0cm"/>
    </style:style>
    <style:style style:name="P88" style:family="paragraph" style:parent-style-name="Text_20_body" style:list-style-name="L22">
      <style:paragraph-properties fo:margin-top="0cm" fo:margin-bottom="0cm" fo:text-align="start" style:justify-single-word="false" style:shadow="none"/>
    </style:style>
    <style:style style:name="P89" style:family="paragraph" style:parent-style-name="Text_20_body" style:list-style-name="L26" style:master-page-name="">
      <style:paragraph-properties fo:margin-top="0cm" fo:margin-bottom="0cm" style:page-number="auto"/>
    </style:style>
    <style:style style:name="P90" style:family="paragraph" style:parent-style-name="Heading_20_1" style:master-page-name="">
      <style:paragraph-properties style:page-number="auto"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0"/>
      <text:p text:style-name="P20"/>
      <text:p text:style-name="P27"/>
      <text:p text:style-name="P27">Jarvis Web Gateway</text:p>
      <text:p text:style-name="P20"/>
      <text:p text:style-name="P22">Working with Jarvis</text:p>
      <text:p text:style-name="P22">(User &amp; Technical Documentation)</text:p>
      <text:p text:style-name="P23"/>
      <text:p text:style-name="P23"/>
      <text:p text:style-name="P25"/>
      <text:p text:style-name="P25"/>
      <text:p text:style-name="P23"/>
      <text:p text:style-name="P23"/>
      <text:p text:style-name="P25"/>
      <text:p text:style-name="P25"/>
      <text:p text:style-name="P25"/>
      <text:p text:style-name="P26">Jonathan Couper-Smartt</text:p>
      <text:p text:style-name="P26">jarvis@nsquared.co.nz</text:p>
      <text:p text:style-name="P24"/>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6">Jarvis supports fetch, create, update and delete with additional support for custom plug-in features. <text:s/>Jarvis is based on the RESTful approach to http web services. <text:s/>It provides JSON, XML interfaces, with additional support for CSV downloads. <text:s/></text:p>
      <text:p text:style-name="P36">Jarvis works excellently with JavaScript web apps using ExtJS, Dojo and many other JS toolkits, and is also ideal for richer client applications such as those written in Adobe Flex.</text:p>
      <text:p text:style-name="P36">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8"><text:s/>1 Introduction<text:tab/>5</text:p>
          <text:p text:style-name="P48"><text:s/>2 Licence<text:tab/>6</text:p>
          <text:p text:style-name="P47"><text:s/>2.1 GNU Lesser General Public License<text:tab/>6</text:p>
          <text:p text:style-name="P47"><text:s/>2.2 Clarification of Intentions<text:tab/>6</text:p>
          <text:p text:style-name="P47"><text:s/>2.3 Jarvis Tracker Icons<text:tab/>6</text:p>
          <text:p text:style-name="P48"><text:s/>3 Installation<text:tab/>7</text:p>
          <text:p text:style-name="P47"><text:s/>3.1 Unpacking<text:tab/>7</text:p>
          <text:p text:style-name="P47"><text:s/>3.2 Install Additional Perl Modules<text:tab/>7</text:p>
          <text:p text:style-name="P47"><text:s/>3.3 Apache2 Configuration – With mod_perl<text:tab/>8</text:p>
          <text:p text:style-name="P47"><text:s/>3.4 Apache2 Configuration – Without mod_perl<text:tab/>8</text:p>
          <text:p text:style-name="P47"><text:s/>3.5 Relocating Jarvis<text:tab/>8</text:p>
          <text:p text:style-name="P47"><text:s/>3.6 Test<text:tab/>9</text:p>
          <text:p text:style-name="P48"><text:s/>4 Application Configuration File<text:tab/>10</text:p>
          <text:p text:style-name="P47"><text:s/>4.1 Introduction<text:tab/>10</text:p>
          <text:p text:style-name="P47"><text:s/>4.2 &lt;jarvis&gt;&lt;app&gt;<text:tab/>11</text:p>
          <text:p text:style-name="P47"><text:s/>4.3 Configuration: format<text:tab/>12</text:p>
          <text:p text:style-name="P47"><text:s/>4.4 Configuration: debug<text:tab/>13</text:p>
          <text:p text:style-name="P47"><text:s/>4.5 Configuration: dump<text:tab/>13</text:p>
          <text:p text:style-name="P47"><text:s/>4.6 Configuration: log_format<text:tab/>13</text:p>
          <text:p text:style-name="P47"><text:s/>4.7 Configuration: page_limit_param, page_start_param<text:tab/>13</text:p>
          <text:p text:style-name="P47"><text:s/>4.8 Configuration: sort_field_param, sort_dir_param<text:tab/>14</text:p>
          <text:p text:style-name="P47"><text:s/>4.9 Configuration: dataset_dir<text:tab/>14</text:p>
          <text:p text:style-name="P47"><text:s/>4.10 Configuration: default_libs<text:tab/>15</text:p>
          <text:p text:style-name="P47"><text:s/>4.11 Configuration: method_param<text:tab/>15</text:p>
          <text:p text:style-name="P47"><text:s/>4.12 Configuration: login<text:tab/>16</text:p>
          <text:p text:style-name="P47"><text:s/>4.13 Configuration: database<text:tab/>16</text:p>
          <text:p text:style-name="P47"><text:s/>4.14 Configuration: sessiondb<text:tab/>16</text:p>
          <text:p text:style-name="P47"><text:s/>4.15 Configuration: exec &amp; plugin<text:tab/>17</text:p>
          <text:p text:style-name="P47"><text:s/>4.16 Configuration: habitat<text:tab/>17</text:p>
          <text:p text:style-name="P48"><text:s/>5 Login Module Configuration<text:tab/>18</text:p>
          <text:p text:style-name="P47"><text:s/>5.1 Standard Modules<text:tab/>18</text:p>
          <text:p text:style-name="P47"><text:s/>5.2 Active Directory Login<text:tab/>18</text:p>
          <text:p text:style-name="P47"><text:s/>5.3 Basic Auth Login<text:tab/>19</text:p>
          <text:p text:style-name="P47"><text:s/>5.4 Database Login<text:tab/>20</text:p>
          <text:p text:style-name="P47"><text:s/>5.5 Adempiere Login<text:tab/>20</text:p>
          <text:p text:style-name="P47"><text:s/>5.6 None Login<text:tab/>21</text:p>
          <text:p text:style-name="P47"><text:s/>5.7 Single Login<text:tab/>21</text:p>
          <text:p text:style-name="P48"><text:s/>6 Special Datasets &amp; Jarvis Login<text:tab/>23</text:p>
          <text:p text:style-name="P47"><text:s/>6.1 Jarvis URLs<text:tab/>23</text:p>
          <text:p text:style-name="P47"><text:s/>6.2 The __status Dataset<text:tab/>23</text:p>
          <text:p text:style-name="P47"><text:s/>6.3 The __habitat Dataset<text:tab/>24</text:p>
          <text:p text:style-name="P47"><text:s/>6.4 The __logout Dataset<text:tab/>25</text:p>
          <text:p text:style-name="P47"><text:s/>6.5 Logging-In to Jarvis<text:tab/>25</text:p>
          <text:p text:style-name="P47"><text:s/>6.6 Jarvis Error Responses<text:tab/>25</text:p>
          <text:p text:style-name="P48"><text:soft-page-break/><text:s/>7 Datasets<text:tab/>27</text:p>
          <text:p text:style-name="P47"><text:s/>7.1 Data Fetch Response Format<text:tab/>27</text:p>
          <text:p text:style-name="P47"><text:s/>7.2 Dataset Definition<text:tab/>28</text:p>
          <text:p text:style-name="P47"><text:s/>7.3 Dataset Parameters<text:tab/>29</text:p>
          <text:p text:style-name="P47"><text:s/>7.4 Secure Dataset Parameters<text:tab/>31</text:p>
          <text:p text:style-name="P47"><text:s/>7.5 Modifying Datasets – Single Modification<text:tab/>32</text:p>
          <text:p text:style-name="P47"><text:s/>7.6 Modifying Datasets – Array of Modifications<text:tab/>34</text:p>
          <text:p text:style-name="P47"><text:s/>7.7 Modifying Datasets – Array of Mixed Modifications<text:tab/>36</text:p>
          <text:p text:style-name="P47"><text:s/>7.8 Before &amp; After Statements<text:tab/>36</text:p>
          <text:p text:style-name="P47"><text:s/>7.9 Failed Modifications<text:tab/>36</text:p>
          <text:p text:style-name="P47"><text:s/>7.10 Dataset Transformations<text:tab/>37</text:p>
          <text:p text:style-name="P48"><text:s/>8 Exec &amp; Plugin<text:tab/>38</text:p>
          <text:p text:style-name="P47"><text:s/>8.1 Exec<text:tab/>38</text:p>
          <text:p text:style-name="P47"><text:s/>8.2 Plugin<text:tab/>42</text:p>
          <text:p text:style-name="P48"><text:s/>9 Performance Notes<text:tab/>45</text:p>
          <text:p text:style-name="P47"><text:s/>9.1 How Fast is Jarvis?<text:tab/>45</text:p>
          <text:p text:style-name="P48"><text:s/>10 Tracking Application<text:tab/>46</text:p>
          <text:p text:style-name="P47"><text:s/>10.1 Tracking Requests &amp; Errors<text:tab/>46</text:p>
          <text:p text:style-name="P47"><text:s/>10.2 The Tracker Database File<text:tab/>46</text:p>
          <text:p text:style-name="P47"><text:s/>10.3 The Tracker Display Application<text:tab/>46</text:p>
          <text:p text:style-name="P48"><text:s/>11 Demo Application<text:tab/>49</text:p>
          <text:p text:style-name="P47"><text:s/>11.1 Enable Jarvis<text:tab/>49</text:p>
          <text:p text:style-name="P47"><text:s/>11.2 Copy The Demo Database<text:tab/>49</text:p>
          <text:p text:style-name="P47"><text:s/>11.3 Configure Demo Web-Service<text:tab/>49</text:p>
          <text:p text:style-name="P47"><text:s/>11.4 Install ExtJS<text:tab/>50</text:p>
          <text:p text:style-name="P47"><text:s/>11.5 Configure Demo ExtJS Application<text:tab/>51</text:p>
          <text:p text:style-name="P47"><text:s/>11.6 Enable Database Write<text:tab/>51</text:p>
        </text:index-body>
      </text:table-of-content>
      <text:p text:style-name="P9"/>
      <text:p text:style-name="P45"/>
      <text:p text:style-name="P30">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ext:soft-page-break/>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09</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09</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09</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09</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09</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09</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057106513" text:style-name="L1">
        <text:list-item>
          <text:p text:style-name="P49">Rich Internet Application. <text:s/>Ajax (XML or JSON) requests and responses.</text:p>
        </text:list-item>
        <text:list-item>
          <text:p text:style-name="P49">JARVIS</text:p>
        </text:list-item>
        <text:list-item>
          <text:p text:style-name="P49">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857604386" text:style-name="L2">
        <text:list-item>
          <text:p text:style-name="P51">Secure: </text:p>
          <text:list>
            <text:list-item>
              <text:p text:style-name="P50">Jarvis can run over https. <text:s/></text:p>
            </text:list-item>
            <text:list-item>
              <text:p text:style-name="P50">Jarvis uses single-login and CGI cookies to maintain authenticated sessions. <text:s/></text:p>
            </text:list-item>
            <text:list-item>
              <text:p text:style-name="P50">Jarvis uses parameterized statements to prevent against SQL injection. </text:p>
            </text:list-item>
            <text:list-item>
              <text:p text:style-name="P50">Jarvis provides group-based access control.</text:p>
            </text:list-item>
          </text:list>
        </text:list-item>
        <text:list-item>
          <text:p text:style-name="P51">Extensible:</text:p>
          <text:list>
            <text:list-item>
              <text:p text:style-name="P52">Jarvis provides independent “datasets”, defined as simple XML files containing SQL.</text:p>
            </text:list-item>
            <text:list-item>
              <text:p text:style-name="P52">Jarvis provides configurable “exec” extensions (e.g. running Jasper reports).</text:p>
            </text:list-item>
            <text:list-item>
              <text:p text:style-name="P52">Jarvis provides a “plugin” mechanism for adding custom Perl modules.</text:p>
            </text:list-item>
          </text:list>
        </text:list-item>
        <text:list-item>
          <text:p text:style-name="P51">Standards-Based:</text:p>
          <text:list>
            <text:list-item>
              <text:p text:style-name="P52">Jarvis is based on XML, JSON, http/s and REST.</text:p>
            </text:list-item>
          </text:list>
        </text:list-item>
        <text:list-item>
          <text:p text:style-name="P51">Reasonably Efficient:</text:p>
          <text:list>
            <text:list-item>
              <text:p text:style-name="P52">Jarvis is “plenty fast enough”. <text:s/></text:p>
            </text:list-item>
            <text:list-item>
              <text:p text:style-name="P52">Jarvis is written in a scripted language as many back end services are.</text:p>
            </text:list-item>
            <text:list-item>
              <text:p text:style-name="P52">Jarvis doesn't cache database connections. <text:s/>This may be a future enhancement.</text:p>
            </text:list-item>
          </text:list>
        </text:list-item>
      </text:list>
      <text:p text:style-name="P18">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5">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5">Jarvis is distributed in the hope that it will be useful, but WITHOUT ANY WARRANTY; without even the implied warranty of MERCHANTABILITY or FITNESS FOR A PARTICULAR PURPOSE. <text:s/>See the GNU General Public License for more details.</text:p>
      <text:p text:style-name="P35">You should have received a copy of the GNU Lesser General Public License along with Jarvis. <text:s/>If not, see &lt;http://www.gnu.org/licenses/&gt;.</text:p>
      <text:p text:style-name="P35">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90"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29"/>
      <text:h text:style-name="Heading_20_2" text:outline-level="2"><text:soft-page-break/>Apache2 Configuration – With mod_perl</text:h>
      <text:p text:style-name="P29">Jarvis supports the Apache mod_perl mechanism. <text:s/>Without mod_perl, the webserver must compile and execute the Perl code for each request. <text:s/>Equally, without mod_perl, a new database connection must be made for each request.</text:p>
      <text:p text:style-name="P29">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6">Once mod_perl is configured and available, add the following lines to your server configuration.</text:p>
      <text:p text:style-name="P5">PerlRequire /opt/jarvis/etc/startup.pl</text:p>
      <text:p text:style-name="P38">&lt;Location ~ "/jarvis-agent/.*"&gt;</text:p>
      <text:p text:style-name="P38"><text:s text:c="4"/>SetHandler perl-script</text:p>
      <text:p text:style-name="P38"><text:s text:c="4"/>PerlResponseHandler Jarvis::Agent</text:p>
      <text:p text:style-name="P38">&lt;/Location&gt;</text:p>
      <text:p text:style-name="P38"/>
      <text:p text:style-name="P38">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29">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8">Alias /jarvis/ "/opt/jarvis/htdocs/"</text:p>
      <text:p text:style-name="Text_20_body"/>
      <text:p text:style-name="P29">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2062998389" text:style-name="L3">
        <text:list-item>
          <text:p text:style-name="P55">Modify the Apache configuration (as described above).</text:p>
        </text:list-item>
        <text:list-item>
          <text:p text:style-name="P55">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90"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251997337" text:style-name="L4">
        <text:list-item>
          <text:p text:style-name="P56">The database connection.</text:p>
        </text:list-item>
        <text:list-item>
          <text:p text:style-name="P56">The username/group list.</text:p>
        </text:list-item>
        <text:list-item>
          <text:p text:style-name="P56">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spiderfan/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5">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235129716" text:style-name="L5">
        <text:list-item>
          <text:p text:style-name="P57">This may be over-ridden a per-request basis with the CGI parameter “format”.</text:p>
        </text:list-item>
        <text:list-item>
          <text:p text:style-name="P57">This does not affect the content format for submitting changes. <text:s/>That is specified using the <text:soft-page-break/>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601732612" text:style-name="L6">
        <text:list-item>
          <text:p text:style-name="P58">All client-submitted request body.</text:p>
        </text:list-item>
        <text:list-item>
          <text:p text:style-name="P58">All returned XML/JSON/CSV content.</text:p>
        </text:list-item>
        <text:list-item>
          <text:p text:style-name="P58">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5">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text:soft-page-break/>otherwise you will find data being unexpectedly page-sliced.</text:p>
      <text:p text:style-name="Text_20_body">If CGI parameters of the specified name are found in the CGI fetch request, then Jarvis will do the following:</text:p>
      <text:list xml:id="list1900745120" text:style-name="L7">
        <text:list-item>
          <text:p text:style-name="P59">Extract ALL records from the database query.</text:p>
        </text:list-item>
        <text:list-item>
          <text:p text:style-name="P59">Slice out and return only those rows specified by the page parameters. <text:s/>E.g start = 50, limit = 25 means return rows with zero-based indexes 50-74.</text:p>
        </text:list-item>
        <text:list-item>
          <text:p text:style-name="P59">Return “fetched” as the total number of all rows read from the database query.</text:p>
        </text:list-item>
        <text:list-item>
          <text:p text:style-name="P59">Return “returned” as the number of data rows from the sliced page.</text:p>
        </text:list-item>
        <text:list-item>
          <text:p text:style-name="P59">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858220007" text:continue-numbering="true" text:style-name="L7">
        <text:list-item>
          <text:p text:style-name="P59">Extract ALL records from the database query in the default query sort order.</text:p>
        </text:list-item>
        <text:list-item>
          <text:p text:style-name="P59">Use Perl “cmp” alphabetical sorting either ascending or descending.</text:p>
        </text:list-item>
        <text:list-item>
          <text:p text:style-name="P59">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2175541844" text:style-name="L8">
        <text:list-item>
          <text:p text:style-name="P60">All dataset definitions must be contained within XML files contained in or below the single directory path specified by the “dataset_dir” parameter.</text:p>
        </text:list-item>
        <text:list-item>
          <text:p text:style-name="P60"><text:soft-page-break/>All dataset files must have the suffix “.xml”.</text:p>
        </text:list-item>
        <text:list-item>
          <text:p text:style-name="P60">The “.xml” suffix must not be included in the dataset name as provided by the client, it will always be added by Jarvis.</text:p>
        </text:list-item>
        <text:list-item>
          <text:p text:style-name="P60">The dataset name specified by the client must consist only of characters from the following list: “a-z”, “A-Z”, “0-9”, “_” (underscore), “-” (hyphen) and “.” (dot).</text:p>
        </text:list-item>
        <text:list-item>
          <text:p text:style-name="P60">A “.” (dot) character in the dataset name is interpreted as a directory separator by Jarvis. <text:s/>On Unix-based systems this is a forward-slash. <text:s/>On Windows-based systems, Perl will translate the forward slash into a backslash.</text:p>
        </text:list-item>
        <text:list-item>
          <text:p text:style-name="P60">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5">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text:soft-page-break/>Configuration: login</text:h>
      <text:p text:style-name="P19">Every application must have a login module defined. <text:s/>Currently Jarvis offers four standard login modules:</text:p>
      <text:list xml:id="list1727197784" text:style-name="L9">
        <text:list-item>
          <text:p text:style-name="P61">None – user is always logged in.</text:p>
        </text:list-item>
        <text:list-item>
          <text:p text:style-name="P61">Database – the username and passwords are stored in the database.</text:p>
        </text:list-item>
        <text:list-item>
          <text:p text:style-name="P61">ActiveDirectory – the usernames and passwords are checked against an Microsoft ActiveDirectory server. <text:s/>It is likely that one day this will be copied and modified to add support for standard LDAP, which is very similar.</text:p>
        </text:list-item>
        <text:list-item>
          <text:p text:style-name="P61">BasicAuth – Apache basic authentication is configured, and we will trust it. <text:s/>This may include FakeBasicAuth which allows Apache to verify client SSL certificates on our behalf.</text:p>
        </text:list-item>
      </text:list>
      <text:p text:style-name="P19">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5">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45086465" text:style-name="L10">
        <text:list-item>
          <text:p text:style-name="P62">dbi:Pg:&lt;database-handle&gt; (Postgres)</text:p>
        </text:list-item>
        <text:list-item>
          <text:p text:style-name="P62">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5">Table <text:sequence text:ref-name="refTable4" text:name="Table" text:formula="ooow:Table+1" style:num-format="1">5</text:sequence>: Session DB Configuration Parameters</text:p>
      <text:p text:style-name="Text_20_body">In addition, the sessiondb configuration supports additional contained “parameter” tags, according <text:soft-page-break/>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5">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90" text:outline-level="1">Login Module Configuration</text:h>
      <text:h text:style-name="Heading_20_2" text:outline-level="2">Standard Modules</text:h>
      <text:p text:style-name="Text_20_body">Jarvis uses a pluggable login module mechanism. <text:s/>The following modules are provided:</text:p>
      <text:list xml:id="list1406103112" text:style-name="L11">
        <text:list-item>
          <text:p text:style-name="P78">ActiveDirectory.pm</text:p>
        </text:list-item>
        <text:list-item>
          <text:p text:style-name="P81">BasicAuth.pm</text:p>
        </text:list-item>
        <text:list-item>
          <text:p text:style-name="P81">Database.pm</text:p>
        </text:list-item>
        <text:list-item>
          <text:p text:style-name="P81">Adempiere.pm</text:p>
        </text:list-item>
        <text:list-item>
          <text:p text:style-name="P81">None.pm</text:p>
        </text:list-item>
        <text:list-item>
          <text:p text:style-name="P63">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5">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text:soft-page-break/>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5">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 name column in the group table.</text:p>
          </table:table-cell>
        </table:table-row>
        <table:table-row table:style-name="Table10.1">
          <table:table-cell table:style-name="Table10.A2" office:value-type="string">
            <text:p text:style-name="P12">md5</text:p>
          </table:table-cell>
          <table:table-cell table:style-name="Table10.A2" office:value-type="string">
            <text:p text:style-name="P12">no</text:p>
          </table:table-cell>
          <table:table-cell table:style-name="Table10.C2" office:value-type="string">
            <text:p text:style-name="P12">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2">md5_salt_prefix_len</text:p>
          </table:table-cell>
          <table:table-cell table:style-name="Table10.A2" office:value-type="string">
            <text:p text:style-name="P12">0</text:p>
          </table:table-cell>
          <table:table-cell table:style-name="Table10.C2" office:value-type="string">
            <text:p text:style-name="P12">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5">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Adempiere Login</text:h>
      <text:p text:style-name="Text_20_body">This module performs username and password lookup in the configured Adempiere database. <text:s/>The following tables are referenced:</text:p>
      <text:list xml:id="list816407882" text:style-name="L26">
        <text:list-item>
          <text:p text:style-name="P89">ad_user</text:p>
        </text:list-item>
        <text:list-item>
          <text:p text:style-name="P86">ad_user_roles</text:p>
        </text:list-item>
        <text:list-item>
          <text:p text:style-name="P86">ad_role</text:p>
        </text:list-item>
        <text:list-item>
          <text:p text:style-name="P76">ad_window_access</text:p>
        </text:list-item>
      </text:list>
      <text:p text:style-name="Text_20_body">Example:</text:p>
      <text:p text:style-name="Code">&lt;jarvis&gt;</text:p>
      <text:p text:style-name="Code"><text:soft-page-break/><text:s text:c="4"/>&lt;app&gt;</text:p>
      <text:p text:style-name="Code"><text:s text:c="8"/>&lt;login module="Jarvis::Login::Adempiere"/&gt;</text:p>
      <text:p text:style-name="Code"/>
      <text:p text:style-name="Text_20_body"/>
      <text:p text:style-name="Text_20_body">No configuration parameters are supported or required.</text:p>
      <text:p text:style-name="Text_20_body">The determined group list is a LONG comma-separated string where each of the many elements is either:</text:p>
      <text:list xml:id="list473692666" text:style-name="L28">
        <text:list-item>
          <text:p text:style-name="P87"><text:span text:style-name="T5">role-&lt;role_name&gt; <text:s text:c="6"/><text:tab/></text:span>For each active user role.</text:p>
        </text:list-item>
        <text:list-item>
          <text:p text:style-name="P87"><text:span text:style-name="T5">read-&lt;window_name&gt; <text:s text:c="5"/><text:tab/></text:span>For each active window access (read access)</text:p>
        </text:list-item>
        <text:list-item>
          <text:p text:style-name="P77"><text:span text:style-name="T5">write-&lt;window_name&gt; <text:s text:c="4"/><text:tab/></text:span>For each active window access (write access)</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5">Table <text:sequence text:ref-name="refTable9" text:name="Table" text:formula="ooow:Table+1" style:num-format="1">10</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675554907" text:style-name="L12">
        <text:list-item>
          <text:p text:style-name="P64">Remote (client) IP address match, and/or</text:p>
        </text:list-item>
        <text:list-item>
          <text:p text:style-name="P64">Client must supply username and password, and/or</text:p>
        </text:list-item>
        <text:list-item>
          <text:p text:style-name="P64">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oft-page-break/><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5">Table <text:sequence text:ref-name="refTable10" text:name="Table" text:formula="ooow:Table+1" style:num-format="1">11</text:sequence>: Single Login Module Parameters</text:p>
      <text:p text:style-name="Text_20_body">Note that at least one of “remote_ip” or “password” must be configured.</text:p>
      <text:h text:style-name="P90"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901659641" text:style-name="L13">
        <text:list-item>
          <text:p text:style-name="P82">Jarvis is installed into /opt/jarvis as per default.</text:p>
        </text:list-item>
        <text:list-item>
          <text:p text:style-name="P82">The jarvis ScriptAlias is configured.</text:p>
        </text:list-item>
        <text:list-item>
          <text:p text:style-name="P82">The Apache webserver is accessible on http://localhost/.</text:p>
        </text:list-item>
        <text:list-item>
          <text:p text:style-name="P82">The demo.xml file has been soft linked or copied into /.</text:p>
        </text:list-item>
        <text:list-item>
          <text:p text:style-name="P82">The “None” login module is configured for the demo application.</text:p>
        </text:list-item>
        <text:list-item>
          <text:p text:style-name="P65">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1"/>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547118062" text:style-name="L14">
        <text:list-item>
          <text:p text:style-name="P66">“username”</text:p>
        </text:list-item>
        <text:list-item>
          <text:p text:style-name="P66">“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8">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8">The calling application should invoke the “__status” dataset to ensure that the user is logged-in, and log them in if required.</text:p>
      <text:p text:style-name="Heading_20_4">No Such Dataset</text:p>
      <text:p text:style-name="P18">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986805420" text:style-name="L15">
        <text:list-item>
          <text:p text:style-name="P67">Internal configuration problem – bad server-side XML configuration (main or dataset).</text:p>
        </text:list-item>
        <text:list-item>
          <text:p text:style-name="P67">Database connection problem.</text:p>
        </text:list-item>
        <text:list-item>
          <text:p text:style-name="P67">Request body is malformed JSON or XML.</text:p>
        </text:list-item>
        <text:list-item>
          <text:p text:style-name="P67">Missing mandatory parameter in request.</text:p>
        </text:list-item>
        <text:list-item>
          <text:p text:style-name="P67">Any other fatal problem.</text:p>
        </text:list-item>
        <text:list-item>
          <text:p text:style-name="P67">Configured SQL statement in dataset definition is not valid.</text:p>
        </text:list-item>
      </text:list>
      <text:p text:style-name="Heading_20_4">Soft Errors</text:p>
      <text:p text:style-name="P18">Soft errors are errors related to the actual user-supplied data values being rejected by the database. <text:s/>Examples: </text:p>
      <text:list xml:id="list765451987" text:style-name="L16">
        <text:list-item>
          <text:p text:style-name="P53">Cannot insert data due to primary key, foreign key, unique constraints.</text:p>
        </text:list-item>
        <text:list-item>
          <text:p text:style-name="P53">No data found. <text:s/></text:p>
        </text:list-item>
        <text:list-item>
          <text:p text:style-name="P53">Data parameter is invalid type/value for column. <text:s/></text:p>
        </text:list-item>
      </text:list>
      <text:p text:style-name="P18">In all these cases, the returned content will be JSON or XML or CSV in a “200 Successful” response.</text:p>
      <text:p text:style-name="Text_20_body"/>
      <text:h text:style-name="P90"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31">The returned content in XML is:</text:p>
      <text:p text:style-name="P4">&lt;?xml version="1.0" encoding="iso-8859-1" ?&gt;</text:p>
      <text:p text:style-name="P32">&lt;?meta name="GENERATOR" content="XML::Smart/1.6.9 Perl/5.010000 [linux]" ?&gt;</text:p>
      <text:p text:style-name="P32">&lt;response logged_in="1" username="admin" error_string="" </text:p>
      <text:p text:style-name="P32"><text:s text:c="4"/>group_list="admin" fetched="2" returned="2"&gt;</text:p>
      <text:p text:style-name="P32"><text:s text:c="2"/>&lt;data&gt;</text:p>
      <text:p text:style-name="P32"><text:s text:c="4"/>&lt;row active="Y" class="Makkleson" </text:p>
      <text:p text:style-name="P32"><text:s text:c="8"/>description="Suitable for infants and those of timid heart." id="6"/&gt;</text:p>
      <text:p text:style-name="P32"><text:s text:c="4"/>&lt;row active="N" class="X Class" </text:p>
      <text:p text:style-name="P32"><text:s text:c="8"/>description="Product of a deranged mind." id="4"/&gt;</text:p>
      <text:p text:style-name="P32"><text:s text:c="2"/>&lt;/data&gt;</text:p>
      <text:p text:style-name="P32">&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returned</text:p>
          </table:table-cell>
          <table:table-cell table:style-name="Table12.B2" office:value-type="string">
            <text:p text:style-name="P12">The number of rows returned after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5">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3">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3">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3">Enables dump on a per-dataset basis.</text:p>
          </table:table-cell>
        </table:table-row>
      </table:table>
      <text:p text:style-name="P15">Table <text:sequence text:ref-name="refTable12"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5">Table <text:sequence text:ref-name="refTable13"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5">Table <text:sequence text:ref-name="refTable14" text:name="Table" text:formula="ooow:Table+1" style:num-format="1">15</text:sequence>: Access Control Specifiers</text:p>
      <text:p text:style-name="P42">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1028723256" text:style-name="L17">
        <text:list-item>
          <text:p text:style-name="P68">CGI GET parameters in the URL suffix “/&lt;app&gt;/&lt;ds&gt;?param=value&amp;param2=another”.</text:p>
        </text:list-item>
        <text:list-item>
          <text:p text:style-name="P68">XML or JSON parameters in the “application/json” or “application/xml” request body.</text:p>
        </text:list-item>
        <text:list-item>
          <text:p text:style-name="P68">RESTful parameters in the URL suffix “/&lt;app&gt;/&lt;ds&gt;/p1/p2”.</text:p>
        </text:list-item>
        <text:list-item>
          <text:p text:style-name="P68">Jarvis-Supplied default user parameters (from “default_parameters” configuration).</text:p>
        </text:list-item>
      </text:list>
      <text:p text:style-name="Text_20_body">Secure Parameters:</text:p>
      <text:list xml:id="list1576159134" text:continue-numbering="true" text:style-name="L17">
        <text:list-item>
          <text:p text:style-name="P68">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710935324" text:style-name="L18">
        <text:list-item>
          <text:p text:style-name="P79">my(param)</text:p>
        </text:list-item>
        <text:list-item>
          <text:p text:style-name="P83">__my_param</text:p>
        </text:list-item>
        <text:list-item>
          <text:p text:style-name="P83">_1param</text:p>
        </text:list-item>
        <text:list-item>
          <text:p text:style-name="P69">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5">Table <text:sequence text:ref-name="refTable15" text:name="Table" text:formula="ooow:Table+1" style:num-format="1">16</text:sequence>: Jarvis Secure Variables</text:p>
      <text:p text:style-name="P16">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7"><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9">Overall success of the modification request. <text:s/>Success = 1 if the update succeeded or 0 if the update failed.</text:p>
            <text:p text:style-name="P29">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5">Table <text:sequence text:ref-name="refTable16"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5">Table <text:sequence text:ref-name="refTable17" text:name="Table" text:formula="ooow:Table+1" style:num-format="1">18</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546551486" text:style-name="L19">
        <text:list-item>
          <text:p text:style-name="P84">Begin transaction.</text:p>
        </text:list-item>
        <text:list-item>
          <text:p text:style-name="P84">Perform “before” SQL (if configured for this dataset).</text:p>
        </text:list-item>
        <text:list-item>
          <text:p text:style-name="P84">Perform the one single or one-or-more array modifications in the request body.</text:p>
        </text:list-item>
        <text:list-item>
          <text:p text:style-name="P84">Perform “after” SQL (if configured for this dataset).</text:p>
        </text:list-item>
        <text:list-item>
          <text:p text:style-name="P70">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2034441377" text:style-name="L20">
        <text:list-item>
          <text:p text:style-name="P80">Even though the first modification succeeded, it was rolled back.</text:p>
        </text:list-item>
        <text:list-item>
          <text:p text:style-name="P85">The first failing error message is shown.</text:p>
        </text:list-item>
        <text:list-item>
          <text:p text:style-name="P71">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5">Table <text:sequence text:ref-name="refTable18" text:name="Table" text:formula="ooow:Table+1" style:num-format="1">19</text:sequence>: Transformation keywords for “store” and “fetch”</text:p>
      <text:h text:style-name="P90"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 <text:s/>The actual dataset given in the Jarvis request must match this, or a sub-dataset of this. <text:s/></text:p>
            <text:p text:style-name="P12"/>
            <text:p text:style-name="P12">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ext:p text:style-name="P12"/>
            <text:p text:style-name="P12">See following notes on output methods.</text:p>
          </table:table-cell>
        </table:table-row>
        <table:table-row table:style-name="Table6.1">
          <table:table-cell table:style-name="Table6.A2" office:value-type="string">
            <text:p text:style-name="P12">tmp_directory</text:p>
          </table:table-cell>
          <table:table-cell table:style-name="Table6.A2" office:value-type="string">
            <text:p text:style-name="P12">depends</text:p>
          </table:table-cell>
          <table:table-cell table:style-name="Table6.C2" office:value-type="string">
            <text:p text:style-name="P12">This allows you to overwrite the default TMP directory to be used when exec output is spooled to file instead of printed directly to the http client via standard output.</text:p>
            <text:p text:style-name="P12"/>
            <text:p text:style-name="P12">Note that specifying “tmp_directory” will force the use of temporary files, regardless of the value of the “use_tmpfile” parameter.</text:p>
          </table:table-cell>
        </table:table-row>
        <table:table-row table:style-name="Table6.1">
          <table:table-cell table:style-name="Table6.A2" office:value-type="string">
            <text:p text:style-name="P12">tmp_http_path</text:p>
          </table:table-cell>
          <table:table-cell table:style-name="Table6.A2" office:value-type="string">
            <text:p text:style-name="P12">&lt;none&gt;</text:p>
          </table:table-cell>
          <table:table-cell table:style-name="Table6.C2" office:value-type="string">
            <text:p text:style-name="P12">Setting the parameter tells Jarvis to redirect the client to the output temporary file via this URI which must be configured in the web server to point to the temporary directory. <text:s/></text:p>
            <text:p text:style-name="P12"/>
            <text:p text:style-name="P12">E.g. if “tmp_directory” is “/tmp” and “tmp_http_path” is “/tmp-reports” then the webserver must contain an alias mapping “http://<text:span text:style-name="T5">host</text:span><text:span text:style-name="T3">/tmp-reports/” to “/tmp”. <text:s/>Use of a dedicated report output directory is recommended for security reasons.</text:span></text:p>
            <text:p text:style-name="P12"/>
            <text:p text:style-name="P12">Note that specifying “tmp_http_path” will force the use of temporary files, regardless of the value of the “use_tmpfile” parameter.</text:p>
            <text:p text:style-name="P12"/>
            <text:p text:style-name="P12">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2">cleanup_after</text:p>
          </table:table-cell>
          <table:table-cell table:style-name="Table6.A2" office:value-type="string">
            <text:p text:style-name="P12">0</text:p>
          </table:table-cell>
          <table:table-cell table:style-name="Table6.C2" office:value-type="string">
            <text:p text:style-name="P12">If set to a non-zero value, this parameter will enable cleanup of files in the temporary directory after the specified number of minutes. <text:s/>Set to zero (default) means “never cleanup”.</text:p>
            <text:p text:style-name="P12"/>
            <text:p text:style-name="P12">Jarvis will only remove files which are owned by the user running the server script (e.g. www-data). <text:s/>Even so, care should be taken when using a shared temporary directory for exec output.</text:p>
          </table:table-cell>
        </table:table-row>
      </table:table>
      <text:p text:style-name="P15">Table <text:sequence text:ref-name="refTable19" text:name="Table" text:formula="ooow:Table+1" style:num-format="1">20</text:sequence>: Exec Configuration Attributes</text:p>
      <text:p text:style-name="Heading_20_4"><text:soft-page-break/>Output Return Mechanism</text:p>
      <text:p text:style-name="P6">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34">Mechanism</text:p>
          </table:table-cell>
          <table:table-cell table:style-name="Table26.B1" office:value-type="string">
            <text:p text:style-name="P34">Notes</text:p>
          </table:table-cell>
        </table:table-row>
        <table:table-row table:style-name="Table26.1">
          <table:table-cell table:style-name="Table26.A2" office:value-type="string">
            <text:p text:style-name="P13">Redirection</text:p>
          </table:table-cell>
          <table:table-cell table:style-name="Table26.B2" office:value-type="string">
            <text:p text:style-name="P12">This mechanism is used if and only if “tmp_http_path” is specified. <text:s/></text:p>
            <text:p text:style-name="P12"/>
            <text:p text:style-name="P12">Jarvis will choose a value for “__tmpfile” which is based on the “reportfile” name requested by the client. <text:s/>A random component will be added to the name and it is guaranteed not to exist at the time of exec.</text:p>
            <text:p text:style-name="P12"/>
            <text:p text:style-name="P12">The “__tmpfile” parameter is passed to the executable command line. <text:s/>The executable command line write its output in that file.</text:p>
            <text:p text:style-name="P12"/>
            <text:p text:style-name="P12">When the execution is complete, Jarvis will send back a “302 Found” response to the client to redirect it to the new output using the specified “tmp_http_path”.</text:p>
            <text:p text:style-name="P12"/>
            <text:p text:style-name="P13">This is the recommended approach for cross-platform systems and/or large output and/or binary data.</text:p>
          </table:table-cell>
        </table:table-row>
        <table:table-row table:style-name="Table26.1">
          <table:table-cell table:style-name="Table26.A2" office:value-type="string">
            <text:p text:style-name="P13">Streaming</text:p>
          </table:table-cell>
          <table:table-cell table:style-name="Table26.B2" office:value-type="string">
            <text:p text:style-name="P14">If “use_tmpfile” and/or “tmp_directory” is specified without specifying any value for “tmp_http_path” then streaming will be used.</text:p>
            <text:p text:style-name="P14"/>
            <text:p text:style-name="P12">Jarvis will choose a value for “__tmpfile” which is based on the “reportfile” name requested by the client. <text:s/>A random component will be added to the name and it is guaranteed not to exist at the time of exec.</text:p>
            <text:p text:style-name="P12"/>
            <text:p text:style-name="P12">The “__tmpfile” parameter is passed to the executable command line. <text:s/>The executable command line write its output in that file.</text:p>
            <text:p text:style-name="P12"/>
            <text:p text:style-name="P14">When the execution is complete, Jarvis will loop through this file and stream the contents back to the client. <text:s/>If configured, Jarvis will add headers derived from the filename parameter.</text:p>
            <text:p text:style-name="P14"/>
            <text:p text:style-name="P13">This is method appears to work fine under Windows under HTTP.</text:p>
            <text:p text:style-name="P13"/>
            <text:p text:style-name="P13">Problems have been encountered with this method under Linux.</text:p>
            <text:p text:style-name="P13"/>
            <text:p text:style-name="P13">Problems have been encountered with this method under Windows with Apache/HTTPS.</text:p>
          </table:table-cell>
        </table:table-row>
        <table:table-row table:style-name="Table26.1">
          <table:table-cell table:style-name="Table26.A2" office:value-type="string">
            <text:p text:style-name="P13">Direct/STDOUT</text:p>
          </table:table-cell>
          <table:table-cell table:style-name="Table26.B2" office:value-type="string">
            <text:p text:style-name="P12">If no tmpfile parameters are specified, then Jarvis will copy the stdout of the executed program and will echo it via stdout through the server and back to the client.</text:p>
            <text:p text:style-name="P12"/>
            <text:p text:style-name="P13">Problems have been encountered with this method under Windows with binary data.</text:p>
          </table:table-cell>
        </table:table-row>
      </table:table>
      <text:p text:style-name="P15">Table <text:sequence text:ref-name="refTable20" text:name="Table" text:formula="ooow:Table+1" style:num-format="1">21</text:sequence>: Exec Return Mechanisms</text:p>
      <text:p text:style-name="Heading_20_4"><text:soft-page-break/>A Simple Example</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1989851476" text:style-name="L21">
        <text:list-item>
          <text:p text:style-name="P72">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72">Any RESTful parameters specified in the URI. <text:s/>These are passed as “p1”, “p2”, etc.</text:p>
        </text:list-item>
        <text:list-item>
          <text:p text:style-name="P72">The parameter __dataset is given as the client-supplied dataset given to Jarvis which invoked this exec request.</text:p>
        </text:list-item>
        <text:list-item>
          <text:p text:style-name="P72">The parameter __tmpfile is given if use_tmpfile is configured for this exec.</text:p>
        </text:list-item>
        <text:list-item>
          <text:p text:style-name="P72">The Jarvis secure parameters beginning with double-underscore. <text:s/>These include __username, __group_list, etc.</text:p>
        </text:list-item>
        <text:list-item>
          <text:p text:style-name="P72">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p text:style-name="Heading_20_4">Output &amp; Headers</text:p>
      <text:p text:style-name="P18">The exec process should write its output to standard output. <text:s/>If “add_headers” is “no” then the program is also responsible for writing HTTP headers and a blank line before beginning output.</text:p>
      <text:p text:style-name="P18">If <text:s/>“add_headers” is “yes” then Jarvis will add the content type headers. <text:s/>In addition, Jarvis can add <text:soft-page-break/>a Content-Disposition header if you supply the “default_filename” and “filename_parameter” parameters.</text:p>
      <text:p text:style-name="P18">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8">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5">Table <text:sequence text:ref-name="refTable21" text:name="Table" text:formula="ooow:Table+1" style:num-format="1">22</text:sequence>: Plugin Configuration Attributes</text:p>
      <text:p text:style-name="P21">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1"/>
      <text:p text:style-name="P21">The source of the sample “Demo.pm” file is as follows:</text:p>
      <text:p text:style-name="P10">use strict;</text:p>
      <text:p text:style-name="P43">use warnings;</text:p>
      <text:p text:style-name="P43"/>
      <text:p text:style-name="P43">sub plugin::Demo::do {</text:p>
      <text:p text:style-name="P43"><text:s text:c="4"/>my ($jconfig, $restArgs, %args) = @_;</text:p>
      <text:p text:style-name="P43"/>
      <text:p text:style-name="P43"><text:s text:c="4"/>my $output = "";</text:p>
      <text:p text:style-name="P43"/>
      <text:p text:style-name="P43"><text:s text:c="4"/>&amp;Jarvis::Error::debug ($jconfig, "Running the Demo plugin.");</text:p>
      <text:p text:style-name="P43"/>
      <text:p text:style-name="P43"><text:s text:c="4"/># This demonstrates that the plugin can access Jarvis::Config info.</text:p>
      <text:p text:style-name="P43"><text:s text:c="4"/>$output .= "APP: " . $jconfig-&gt;{'app_name'} . "\n";</text:p>
      <text:p text:style-name="P43"><text:s text:c="4"/>$output .= "Username: " . $jconfig-&gt;{'username'} . "\n";</text:p>
      <text:p text:style-name="P43"><text:s text:c="4"/>$output .= "CGI myval: " . ($jconfig-&gt;{'cgi'}-&gt;param('myval') || '') . "\n";</text:p>
      <text:p text:style-name="P43"/>
      <text:p text:style-name="P43"><text:s text:c="4"/># This demonstrates XML-configured parameters to the plugin.</text:p>
      <text:p text:style-name="P43"><text:s text:c="4"/>$output .= "CAT: " . $args{'category'} . "\n";</text:p>
      <text:p text:style-name="P43"/>
      <text:p text:style-name="P43"><text:s text:c="4"/># This demonstrates accessing RESTful arguments that are </text:p>
      <text:p text:style-name="P43"><text:s text:c="4"/># from the URL after the dataset name</text:p>
      <text:p text:style-name="P43"><text:s text:c="4"/>my $counter = 0;</text:p>
      <text:p text:style-name="P43"><text:s text:c="4"/>map {</text:p>
      <text:p text:style-name="P43"><text:s text:c="8"/>$output .= "RESTful argument $counter: " . $restArgs-&gt;[0] . "\n";</text:p>
      <text:p text:style-name="P43"><text:s text:c="4"/>} @{$restArgs};</text:p>
      <text:p text:style-name="P43"/>
      <text:p text:style-name="P43"><text:s text:c="4"/>my $dbh = &amp;Jarvis::DB::Handle ($jconfig);</text:p>
      <text:p text:style-name="P43"><text:s text:c="4"/>$output .= "Boats: " . $dbh-&gt;do("SELECT COUNT(*) FROM boat");</text:p>
      <text:p text:style-name="P43"/>
      <text:p text:style-name="P43"><text:s text:c="4"/>return $output;</text:p>
      <text:p text:style-name="P43"><text:soft-page-break/>}</text:p>
      <text:p text:style-name="P43"/>
      <text:p text:style-name="P44">1;</text:p>
      <text:p text:style-name="P21"/>
      <text:p text:style-name="P21">This demonstrates:</text:p>
      <text:list xml:id="list1157950787" text:style-name="L22">
        <text:list-item>
          <text:p text:style-name="P88">Using the Jarvis debug methods.</text:p>
        </text:list-item>
        <text:list-item>
          <text:p text:style-name="P88">Accessing the Jarvis Config “jconfig” object.</text:p>
        </text:list-item>
        <text:list-item>
          <text:p text:style-name="P88">Accessing the static configured plugin parameters.</text:p>
        </text:list-item>
        <text:list-item>
          <text:p text:style-name="P73">Accessing the Jarvis-supplied database connection.</text:p>
        </text:list-item>
      </text:list>
      <text:p text:style-name="P21">Accessing this plugin via the following URL:</text:p>
      <text:p text:style-name="Code">http://localhost/jarvis-agent/demo/Plug/rest1/rest2/?myval=test</text:p>
      <text:p text:style-name="P21"/>
      <text:p text:style-name="P21">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1"/>
      <text:p text:style-name="P40">Output &amp; Headers</text:p>
      <text:p text:style-name="P21">Jarvis offers support for “add_headers”, “filename_parameter” and “default_parameter” handling for “plugin” datasets identical to “exec” datasets.</text:p>
      <text:p text:style-name="P40">Exception Handling</text:p>
      <text:p text:style-name="P21">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2094781418" text:style-name="L23">
        <text:list-item>
          <text:p text:style-name="P74">Dual-Core Intel @ 2.5 GHz, 4G of RAM. <text:s/>(CPU Blowfish rating 7.09).</text:p>
        </text:list-item>
        <text:list-item>
          <text:p text:style-name="P74">Kubuntu 09.10 (Karmic Koala).</text:p>
        </text:list-item>
        <text:list-item>
          <text:p text:style-name="P74">Apache 2 webserver using HTTP (not SSL).</text:p>
        </text:list-item>
        <text:list-item>
          <text:p text:style-name="P74">Apache jmeter client with five simultaneous threads.</text:p>
        </text:list-item>
        <text:list-item>
          <text:p text:style-name="P74">PostgreSQL database.</text:p>
        </text:list-item>
        <text:list-item>
          <text:p text:style-name="P74">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0">Naturally, any heavy database processing will reduce this response rate accordingly.</text:p>
      <text:h text:style-name="Heading_20_1" text:outline-level="1">Tracking Application</text:h>
      <text:h text:style-name="Heading_20_2" text:outline-level="2">Tracking Requests &amp; Errors</text:h>
      <text:p text:style-name="P18">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39"><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18"/>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1">Attribute</text:p>
            </table:table-cell>
            <table:table-cell table:style-name="Table25.A1" office:value-type="string">
              <text:p text:style-name="P11">Default</text:p>
            </table:table-cell>
            <table:table-cell table:style-name="Table25.C1" office:value-type="string">
              <text:p text:style-name="P11">Notes</text:p>
            </table:table-cell>
          </table:table-row>
        </table:table-header-rows>
        <table:table-row table:style-name="Table25.1">
          <table:table-cell table:style-name="Table25.A2" office:value-type="string">
            <text:p text:style-name="P12">logins</text:p>
          </table:table-cell>
          <table:table-cell table:style-name="Table25.A2" office:value-type="string">
            <text:p text:style-name="P12">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2">requests</text:p>
          </table:table-cell>
          <table:table-cell table:style-name="Table25.A2" office:value-type="string">
            <text:p text:style-name="P12">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2">errors</text:p>
          </table:table-cell>
          <table:table-cell table:style-name="Table25.A2" office:value-type="string">
            <text:p text:style-name="P12">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2">dbfile</text:p>
          </table:table-cell>
          <table:table-cell table:style-name="Table25.A2" office:value-type="string">
            <text:p text:style-name="P12">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7">Table <text:sequence text:ref-name="refTable22" text:name="Table" text:formula="ooow:Table+1" style:num-format="1">23</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51298340" text:style-name="L24">
        <text:list-item>
          <text:p text:style-name="P75">ExtJS 2.3. Please refer to Section <text:reference-ref text:reference-format="chapter" text:ref-name="Install ExtJS">11.4</text:reference-ref>, Page <text:reference-ref text:reference-format="page" text:ref-name="Install ExtJS">50</text:reference-ref> <text:reference-ref text:reference-format="direction" text:ref-name="Install ExtJS">below</text:reference-ref> for details on installing ExtJS 2.3.</text:p>
        </text:list-item>
        <text:list-item>
          <text:p text:style-name="P75">SHJS. Syntax Highlighting for Javascript. Please see below for further details on this.</text:p>
        </text:list-item>
        <text:list-item>
          <text:p text:style-name="P75">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18">A clean, pre-built copy of the demo SQLite database is supplied. <text:s/>You need to copy this to a temporary working copy for “playing” purposes. <text:s/>In the “jarvis/demo/db” directory, copy “demo-clean.db” to “demo.db”.</text:p>
      <text:p text:style-name="P18">E.g. under Linux:</text:p>
      <text:p text:style-name="P39">$ cp /opt/jarvis/demo/db/demo-clean.db /opt/jarvis/demo/db/demo.db</text:p>
      <text:p text:style-name="P18"/>
      <text:p text:style-name="P18">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18">Then make the demo application configuration available to Jarvis. <text:s/>Soft link (or copy on Windows) the demo.xml Jarvis application configuration file from the directory...</text:p>
      <text:p text:style-name="Code">jarvis/demo/etc/demo.xml</text:p>
      <text:p text:style-name="P18"/>
      <text:p text:style-name="P18">...to the directory...</text:p>
      <text:p text:style-name="Code">jarvis/etc/demo.xml</text:p>
      <text:p text:style-name="P18"/>
      <text:p text:style-name="P18">Then ensure that when you access the following URL</text:p>
      <text:p text:style-name="Code">http://localhost/jarvis-agent/demo/</text:p>
      <text:p text:style-name="P18"/>
      <text:p text:style-name="Text_20_body">...that you receive the response...</text:p>
      <text:p text:style-name="Code">All requests require /jarvis-agent/demo/&lt;dataset-or-special&gt;[/&lt;arg1&gt;...] in URI!</text:p>
      <text:p text:style-name="P18"><text:soft-page-break/></text:p>
      <text:p text:style-name="P18">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215248073" text:style-name="L25">
        <text:list-item>
          <text:p text:style-name="P54">Location of the database file. <text:s/>Default is /opt/jarvis/demo/db/demo.db.</text:p>
        </text:list-item>
        <text:list-item>
          <text:p text:style-name="P54">Location of the datasets configuration. <text:s/>Default is /opt/jarvis/demo/dataset.</text:p>
        </text:list-item>
        <text:list-item>
          <text:p text:style-name="P54">Location of the session files. <text:s/>Default is /tmp/demo.</text:p>
        </text:list-item>
        <text:list-item>
          <text:p text:style-name="P54">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pril 2010<text:tab/>Working with Jarvis – v2.1.8<text:tab/><text:page-number text:select-page="current">51</text:page-number>/<text:page-count>5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10-04-30T16:46:25</dc:date>
    <meta:editing-duration>PT219H02M30S</meta:editing-duration>
    <meta:editing-cycles>492</meta:editing-cycles>
    <meta:generator>OpenOffice.org/3.1$Linux OpenOffice.org_project/310m19$Build-9420</meta:generator>
    <meta:print-date>2009-06-23T14:50:34</meta:print-date>
    <meta:document-statistic meta:table-count="26" meta:image-count="0" meta:object-count="0" meta:page-count="51" meta:paragraph-count="1627" meta:word-count="14232" meta:character-count="96121"/>
    <meta:user-defined meta:name="Info 1"/>
    <meta:user-defined meta:name="Info 2"/>
    <meta:user-defined meta:name="Info 3"/>
    <meta:user-defined meta:name="Info 4"/>
  </office:meta>
</office:document-meta>
</file>